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2.118cm"/>
    </style:style>
    <style:style style:name="co3" style:family="table-column">
      <style:table-column-properties fo:break-before="auto" style:column-width="2.501cm"/>
    </style:style>
    <style:style style:name="co4" style:family="table-column">
      <style:table-column-properties fo:break-before="auto" style:column-width="8.068cm"/>
    </style:style>
    <style:style style:name="co5" style:family="table-column">
      <style:table-column-properties fo:break-before="auto" style:column-width="13.31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95cm" fo:break-before="auto" style:use-optimal-row-height="false"/>
    </style:style>
    <style:style style:name="ro3" style:family="table-row">
      <style:table-row-properties style:row-height="0.9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fo:font-weight="bold" style:font-name-asian="굴림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style:font-name-asian="굴림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굴림" fo:font-size="9pt" style:font-name-asian="굴림" style:font-size-asian="9pt" style:font-size-complex="9pt"/>
    </style:style>
    <style:style style:name="ce8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" style:family="table-cell" style:parent-style-name="Default" style:data-style-name="N135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3" style:family="table-cell" style:parent-style-name="Default" style:data-style-name="N135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" style:family="table-cell" style:parent-style-name="Default" style:data-style-name="N135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1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21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1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26" style:family="table-cell" style:parent-style-name="Default">
      <style:table-cell-properties fo:border="0.74pt solid #000000" style:vertical-align="middle"/>
      <style:text-properties fo:font-size="9pt" style:font-size-asian="9pt" style:font-size-complex="9pt"/>
    </style:style>
    <style:style style:name="ce27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4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4" table:style-name="ce6"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8" office:value-type="string" calcext:value-type="string">
            <text:p>시작</text:p>
          </table:table-cell>
          <table:table-cell table:style-name="ce8" office:value-type="string" calcext:value-type="string">
            <text:p>끝</text:p>
          </table:table-cell>
          <table:table-cell table:style-name="ce8" office:value-type="string" calcext:value-type="string">
            <text:p>제목</text:p>
          </table:table-cell>
          <table:table-cell table:style-name="ce19" office:value-type="string" calcext:value-type="string">
            <text:p>후기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0-10" calcext:value-type="date">
            <text:p>23.10.10</text:p>
          </table:table-cell>
          <table:table-cell table:style-name="ce10" office:value-type="date" office:date-value="2023-10-23" calcext:value-type="date">
            <text:p>23.10.23</text:p>
          </table:table-cell>
          <table:table-cell table:style-name="ce15" office:value-type="string" calcext:value-type="string">
            <text:p>해리포터 마법사의 돌</text:p>
          </table:table-cell>
          <table:table-cell table:style-name="ce20" office:value-type="string" calcext:value-type="string" table:number-columns-spanned="1" table:number-rows-spanned="4">
            <text:p>동화 보다 조금 더 진지한 느낌으로 가볍지만 재밌게 읽을 수 있었다.</text:p>
            <text:p/>
            <text:p>난 영화를 먼저 봤기 때문에 연출 방식을 비교 하거나</text:p>
            <text:p>변경된 이야기 등을 찾아 보는 것도 재밌다.</text:p>
            <text:p/>
            <text:p>글을 잘 쓰는 작가는 아닌 것 같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0-24" calcext:value-type="date">
            <text:p>23.10.24</text:p>
          </table:table-cell>
          <table:table-cell table:style-name="ce10" office:value-type="date" office:date-value="2023-10-28" calcext:value-type="date">
            <text:p>23.10.28</text:p>
          </table:table-cell>
          <table:table-cell table:style-name="ce15" office:value-type="string" calcext:value-type="string">
            <text:p>해리포터 비밀의 방 1</text:p>
          </table:table-cell>
          <table:covered-table-cell table:style-name="ce26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0-29" calcext:value-type="date">
            <text:p>23.10.29</text:p>
          </table:table-cell>
          <table:table-cell table:style-name="ce10" office:value-type="date" office:date-value="2023-11-05" calcext:value-type="date">
            <text:p>23.11.05</text:p>
          </table:table-cell>
          <table:table-cell table:style-name="ce15" office:value-type="string" calcext:value-type="string">
            <text:p>해리포터 비밀의 방 2</text:p>
          </table:table-cell>
          <table:covered-table-cell table:style-name="ce26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1-07" calcext:value-type="date">
            <text:p>23.11.07</text:p>
          </table:table-cell>
          <table:table-cell table:style-name="ce10" office:value-type="date" office:date-value="2023-12-14" calcext:value-type="date">
            <text:p>23.12.14</text:p>
          </table:table-cell>
          <table:table-cell table:style-name="ce15" office:value-type="string" calcext:value-type="string">
            <text:p>해리포터 아즈카반의 죄수</text:p>
          </table:table-cell>
          <table:covered-table-cell table:style-name="ce26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 table:number-columns-repeated="2"/>
          <table:table-cell table:style-name="ce21" office:value-type="string" calcext:value-type="string">
            <text:p>dummy</text:p>
          </table:table-cell>
          <table:table-cell table:style-name="ce27" office:value-type="string" calcext:value-type="string">
            <text:p>dummy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14" calcext:value-type="date">
            <text:p>23.12.14</text:p>
          </table:table-cell>
          <table:table-cell table:style-name="ce10" office:value-type="date" office:date-value="2023-12-20" calcext:value-type="date">
            <text:p>23.12.20</text:p>
          </table:table-cell>
          <table:table-cell table:style-name="ce15" office:value-type="string" calcext:value-type="string">
            <text:p>해리포터 불의 잔 1</text:p>
          </table:table-cell>
          <table:table-cell table:style-name="ce20" office:value-type="string" calcext:value-type="string" table:number-columns-spanned="1" table:number-rows-spanned="4">
            <text:p>저자가 등장인물에 더 많은 것을 넣고 싶어 하는 것 같다.</text:p>
            <text:p>기존 등장인물에 주입한 새로운 요소가 앞서 출간한 책들의 등장인물과 미묘하게 어울리지</text:p>
            <text:p>않는 것들이 있고 그 것이 이야기 중에 반복적 으로 부각돼 읽기 힘들었다.</text:p>
            <text:p/>
            <text:p>글 솜씨도 과도기적이라 읽는 맛이 매우 떨어진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20" calcext:value-type="date">
            <text:p>23.12.20</text:p>
          </table:table-cell>
          <table:table-cell table:style-name="ce10" office:value-type="date" office:date-value="2023-12-26" calcext:value-type="date">
            <text:p>23.12.26</text:p>
          </table:table-cell>
          <table:table-cell table:style-name="ce15" office:value-type="string" calcext:value-type="string">
            <text:p>해리포터 불의 잔 2</text:p>
          </table:table-cell>
          <table:covered-table-cell table:style-name="ce26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27" calcext:value-type="date">
            <text:p>23.12.27</text:p>
          </table:table-cell>
          <table:table-cell table:style-name="ce10" office:value-type="date" office:date-value="2023-12-29" calcext:value-type="date">
            <text:p>23.12.29</text:p>
          </table:table-cell>
          <table:table-cell table:style-name="ce15" office:value-type="string" calcext:value-type="string">
            <text:p>해리포터 불의 잔 3</text:p>
          </table:table-cell>
          <table:covered-table-cell table:style-name="ce26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29" calcext:value-type="date">
            <text:p>23.12.29</text:p>
          </table:table-cell>
          <table:table-cell table:style-name="ce10" office:value-type="date" office:date-value="2024-01-03" calcext:value-type="date">
            <text:p>24.01.03</text:p>
          </table:table-cell>
          <table:table-cell table:style-name="ce15" office:value-type="string" calcext:value-type="string">
            <text:p>해리포터 불의 잔 4</text:p>
          </table:table-cell>
          <table:covered-table-cell table:style-name="ce26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4-01-03" calcext:value-type="date">
            <text:p>24.01.03</text:p>
          </table:table-cell>
          <table:table-cell table:style-name="ce11" office:value-type="date" office:date-value="2024-01-04" calcext:value-type="date">
            <text:p>24.01.04</text:p>
          </table:table-cell>
          <table:table-cell table:style-name="ce15" office:value-type="string" calcext:value-type="string">
            <text:p>해리포터 불사조 기사단 1</text:p>
          </table:table-cell>
          <table:table-cell table:style-name="ce20" office:value-type="string" calcext:value-type="string" table:number-columns-spanned="1" table:number-rows-spanned="4">
            <text:p>글의 형식이 전반적으로 안정됐다.</text:p>
            <text:p>제법 재미있게 읽었다.</text:p>
            <text:p/>
            <text:p>떡밥을 이야기 안에서 제대로 풀어내지 못하고 마지막에 늘어 놓은 것은 실망이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4-01-06" calcext:value-type="date">
            <text:p>24.01.06</text:p>
          </table:table-cell>
          <table:table-cell table:style-name="ce11" office:value-type="date" office:date-value="2024-01-07" calcext:value-type="date">
            <text:p>24.01.07</text:p>
          </table:table-cell>
          <table:table-cell table:style-name="ce15" office:value-type="string" calcext:value-type="string">
            <text:p>해리포터 불사조 기사단 2</text:p>
          </table:table-cell>
          <table:covered-table-cell table:style-name="ce26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07" calcext:value-type="date">
            <text:p>24.01.07</text:p>
          </table:table-cell>
          <table:table-cell table:style-name="ce15" office:value-type="string" calcext:value-type="string">
            <text:p>해리포터 불사조 기사단 3</text:p>
          </table:table-cell>
          <table:covered-table-cell table:style-name="ce26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07" calcext:value-type="date">
            <text:p>24.01.07</text:p>
          </table:table-cell>
          <table:table-cell table:style-name="ce15" office:value-type="string" calcext:value-type="string">
            <text:p>해리포터 불사조 기사단 4</text:p>
          </table:table-cell>
          <table:covered-table-cell table:style-name="ce26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08" calcext:value-type="date">
            <text:p>24.01.08</text:p>
          </table:table-cell>
          <table:table-cell table:style-name="ce15" office:value-type="string" calcext:value-type="string">
            <text:p>해리포터 혼혈왕자 1</text:p>
          </table:table-cell>
          <table:table-cell table:style-name="ce26"/>
        </table:table-row>
        <table:table-row table:style-name="ro1">
          <table:table-cell/>
          <table:table-cell table:style-name="ce29" table:number-columns-repeated="2"/>
          <table:table-cell table:style-name="ce22"/>
          <table:table-cell/>
        </table:table-row>
        <table:table-row table:style-name="ro1" table:number-rows-repeated="1048558">
          <table:table-cell table:number-columns-repeated="5"/>
        </table:table-row>
        <table:table-row table:style-name="ro1">
          <table:table-cell table:number-columns-repeated="5"/>
        </table:table-row>
        <calcext:conditional-formats>
          <calcext:conditional-format calcext:target-range-address="list.D3:list.D16">
            <calcext:condition calcext:apply-style-name="Error" calcext:value="duplicate" calcext:base-cell-address="list.D3"/>
          </calcext:conditional-format>
        </calcext:conditional-formats>
      </table:table>
      <table:named-expressions/>
      <table:database-ranges>
        <table:database-range table:name="__Anonymous_Sheet_DB__0" table:target-range-address="list.B2:list.D1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5">
      <number:year/>
      <number:text>.</number:text>
      <number:month number:style="long"/>
      <number:text>.</number:text>
      <number:day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9">00/00/0000</text:date>, <text:time style:data-style-name="N2" text:time-value="15:12:50.104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1-09T15:19:02.231000000</dc:date>
    <meta:editing-duration>PT23H26M31S</meta:editing-duration>
    <meta:editing-cycles>436</meta:editing-cycles>
    <meta:document-statistic meta:table-count="1" meta:cell-count="68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

Type Size
    w as Integer
    h as Integer
End Type



Function CalculateSheetActiveArea( sheet as Variant ) as Size
	
	Dim ret as Size
	Dim i, j as Long
	
	'
	' W
	'
	j = sheet.Rows.Count - 1 ' 0 부터 시작이라 1 빼준다.
	For i = StartX to j
		If sheet.getCellByPosition( i, 0 ).String = "" Then
			Exit For
		EndIf
	Next i
	ret.w = i - 1
		
	'
	' H
	'
	j = sheet.Rows.Count - 1 ' 0 부터 시작이라 1 빼준다.
	For i = StartY to j
		If sheet.getCellByPosition( 0, i ).String = "" Then
			Exit For
		EndIf
	Next i
	ret.h = i - 1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load_fine_name as String, out_file as Variant )

	'
	' File Open
	'
	Dim file_path as String
	file_path = ( Tools.Strings.DirectoryNameoutofPath(ThisComponent.getURL(),"/" ) &amp; "/" &amp; load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'
	'
	'
	Dim title, company, result as String
	Dim i, j as Integer
	For i = StartY to active_area_h
    
		'
		' Check Export Flag
		'
		If sheet.getCellByPosition( StartX, i ).String = "x" Then
			GoTo Continue
		EndIf
    	
    	
    	
		'
		' Empty is End
		'
		If sheet.getCellByPosition( key_index, i ).String = "" Then
			Exit For
		EndIf
    	
    	
    	
		'
		' Build Info
		'
		result = _
				"####" _
			_
			_
			&amp; 	" " _
			&amp;	"[ " _
				&amp; 			sheet.getCellByPosition( 1, i ).String _
				&amp; 	" ~ " &amp; sheet.getCellByPosition( 2, i ).String _
			&amp; " ]" _
			_
			_
			&amp; 	" " _
			&amp;  	sheet.getCellByPosition( 3, i ).String _
    	
    	
    	
		'
		'
		'
		out_file.WriteLine( result )
		'MsgBox( result )
    	
	Continue:
	Next i
	
End Function



Sub Main

	'
	'
	'
	GlobalScope.BasicLibraries.LoadLibrary("Tools") ' for Tools
	GlobalScope.BasicLibraries.LoadLibrary("ScriptForge") ' for FileSystem
	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	
	
	'
	' 게임 수 출력
	'
	Dim active_data_count as Integer
	active_data_count = CalculateActiveDataCount( sheet )
	pf.WriteLine( "* " &amp; active_data_count &amp; " 개" )
    
    
	'
	' Export List
	'
	On Error GoTo ERROR_END 'Error 발생시 File 해제 용도
		
		'
		'
		'
		pf.WriteLine( Chr( 10 ) &amp; Chr( 10 ) )
		pf.WriteLine( "&lt;br/&gt;&lt;br/&gt;" )
		
		
		'
		' Write : Korean List
		'
		pf.WriteLine( "## 목록" &amp; Chr( 10 ) )
		ExportList( sheet, active_area.h, 1, 2, pf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